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cm" svg:stroke-color="#999999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color="#000000" draw:fill="solid" draw:fill-color="#808080" draw:textarea-horizontal-align="center" draw:textarea-vertical-align="middle"/>
    </style:style>
    <style:style style:name="gr3" style:family="graphic" style:parent-style-name="objectwithoutfill">
      <style:graphic-properties svg:stroke-color="#ff0000" draw:fill="none" draw:fill-color="#ff3333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2cm" svg:height="6.2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2" draw:text-style-name="P1" draw:id="id1" draw:layer="layout" svg:width="1.999cm" svg:height="1.166cm" draw:transform="rotate (-1.57079632679579) translate (3.66633333333333cm 0.50030764497735cm)" svg:viewBox="0 0 2000 1167" draw:points="0,-6166 2000,-6166 2000,-7333 0,-7333">
          <text:p/>
        </draw:polygon>
        <draw:polygon draw:style-name="gr3" draw:text-style-name="P1" draw:id="id3" draw:layer="layout" svg:width="0.999cm" svg:height="1.166cm" draw:transform="rotate (-1.57079632679579) translate (4.49966666666667cm 3.99984616761972cm)" svg:viewBox="0 0 1000 1167" draw:points="0,-7833 1000,-7833 1000,-8999 0,-8999">
          <text:p/>
        </draw:polygon>
        <draw:polygon draw:style-name="gr3" draw:text-style-name="P1" draw:id="id2" draw:layer="layout" svg:width="1.5cm" svg:height="1.166cm" draw:transform="rotate (-1.57079632679579) translate (2.66666666666667cm 3.99976913605547cm)" svg:viewBox="0 0 1501 1167" draw:points="0,-4167 1501,-4167 1501,-5333 0,-5333">
          <text:p/>
        </draw:polygon>
        <draw:connector draw:style-name="gr4" draw:text-style-name="P1" draw:layer="layout" draw:type="line" svg:x1="3.083cm" svg:y1="2.5cm" svg:x2="2.083cm" svg:y2="4cm" draw:start-shape="id1" draw:start-glue-point="2" draw:end-shape="id2" svg:d="m3083 2500-1000 1500">
          <text:p/>
        </draw:connector>
        <draw:connector draw:style-name="gr4" draw:text-style-name="P1" draw:layer="layout" draw:type="line" svg:x1="3.083cm" svg:y1="2.5cm" svg:x2="3.916cm" svg:y2="4cm" draw:start-shape="id1" draw:start-glue-point="2" draw:end-shape="id3" draw:end-glue-point="0" svg:d="m3083 2500 833 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1cm" fo:margin-left="0cm" fo:margin-right="0cm" fo:page-width="6.2cm" fo:page-height="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ser </meta:initial-creator>
    <meta:creation-date>2011-03-19T22:20:34</meta:creation-date>
    <dc:date>2011-03-19T22:27:43</dc:date>
    <dc:creator>user </dc:creator>
    <meta:editing-duration>PT00H07M10S</meta:editing-duration>
    <meta:editing-cycles>1</meta:editing-cycles>
    <meta:document-statistic meta:object-count="6"/>
    <meta:generator>OpenOffice.org/3.2$Linux OpenOffice.org_project/320m12$Build-9483</meta:generator>
  </office:meta>
</office:document-meta>
</file>